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f8f9fa" style:diagonal-bl-tr="none" style:diagonal-tl-br="none" style:text-align-source="fix" style:repeat-content="false" fo:wrap-option="no-wrap" fo:border="0.74pt solid #a2a9b1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IS</text:p>
          </table:table-cell>
          <table:table-cell table:style-name="ce4" office:value-type="string" calcext:value-type="string">
            <text:p>POBLAC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</text:p>
          </table:table-cell>
          <table:table-cell table:style-name="ce5" office:value-type="float" office:value="1411750000" calcext:value-type="float">
            <text:p>1,411,75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a</text:p>
          </table:table-cell>
          <table:table-cell table:style-name="ce5" office:value-type="float" office:value="1388163000" calcext:value-type="float">
            <text:p>1,388,163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ted States</text:p>
          </table:table-cell>
          <table:table-cell table:style-name="ce5" office:value-type="float" office:value="334481757" calcext:value-type="float">
            <text:p>334,481,75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onesia</text:p>
          </table:table-cell>
          <table:table-cell table:style-name="ce5" office:value-type="float" office:value="275773800" calcext:value-type="float">
            <text:p>275,773,8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kistan</text:p>
          </table:table-cell>
          <table:table-cell table:style-name="ce5" office:value-type="float" office:value="235825000" calcext:value-type="float">
            <text:p>235,825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geria</text:p>
          </table:table-cell>
          <table:table-cell table:style-name="ce5" office:value-type="float" office:value="218541000" calcext:value-type="float">
            <text:p>218,541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azil</text:p>
          </table:table-cell>
          <table:table-cell table:style-name="ce5" office:value-type="float" office:value="215879680" calcext:value-type="float">
            <text:p>215,879,68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ngladesh</text:p>
          </table:table-cell>
          <table:table-cell table:style-name="ce5" office:value-type="float" office:value="169828911" calcext:value-type="float">
            <text:p>169,828,91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</text:p>
          </table:table-cell>
          <table:table-cell table:style-name="ce5" office:value-type="float" office:value="146424729" calcext:value-type="float">
            <text:p>146,424,72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xico</text:p>
          </table:table-cell>
          <table:table-cell table:style-name="ce5" office:value-type="float" office:value="128665641" calcext:value-type="float">
            <text:p>128,665,64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pan</text:p>
          </table:table-cell>
          <table:table-cell table:style-name="ce5" office:value-type="float" office:value="124630000" calcext:value-type="float">
            <text:p>124,63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ilippines</text:p>
          </table:table-cell>
          <table:table-cell table:style-name="ce5" office:value-type="float" office:value="110515406" calcext:value-type="float">
            <text:p>110,515,40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thiopia</text:p>
          </table:table-cell>
          <table:table-cell table:style-name="ce5" office:value-type="float" office:value="105163988" calcext:value-type="float">
            <text:p>105,163,98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gypt</text:p>
          </table:table-cell>
          <table:table-cell table:style-name="ce5" office:value-type="float" office:value="104551030" calcext:value-type="float">
            <text:p>104,551,03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etnam</text:p>
          </table:table-cell>
          <table:table-cell table:style-name="ce5" office:value-type="float" office:value="99460000" calcext:value-type="float">
            <text:p>99,46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R Congo</text:p>
          </table:table-cell>
          <table:table-cell table:style-name="ce5" office:value-type="float" office:value="99010000" calcext:value-type="float">
            <text:p>99,01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ran</text:p>
          </table:table-cell>
          <table:table-cell table:style-name="ce5" office:value-type="float" office:value="86261150" calcext:value-type="float">
            <text:p>86,261,15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key</text:p>
          </table:table-cell>
          <table:table-cell table:style-name="ce5" office:value-type="float" office:value="85279553" calcext:value-type="float">
            <text:p>85,279,55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5" office:value-type="float" office:value="84270625" calcext:value-type="float">
            <text:p>84,270,62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style-name="ce5" office:value-type="float" office:value="68042591" calcext:value-type="float">
            <text:p>68,042,59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ted Kingdom</text:p>
          </table:table-cell>
          <table:table-cell table:style-name="ce5" office:value-type="float" office:value="67026292" calcext:value-type="float">
            <text:p>67,026,29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ailand</text:p>
          </table:table-cell>
          <table:table-cell table:style-name="ce5" office:value-type="float" office:value="66904780" calcext:value-type="float">
            <text:p>66,904,78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nzania</text:p>
          </table:table-cell>
          <table:table-cell table:style-name="ce5" office:value-type="float" office:value="61741120" calcext:value-type="float">
            <text:p>61,741,12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uth Africa</text:p>
          </table:table-cell>
          <table:table-cell table:style-name="ce5" office:value-type="float" office:value="60604992" calcext:value-type="float">
            <text:p>60,604,99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table:style-name="ce5" office:value-type="float" office:value="58887359" calcext:value-type="float">
            <text:p>58,887,35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anmar</text:p>
          </table:table-cell>
          <table:table-cell table:style-name="ce5" office:value-type="float" office:value="55294979" calcext:value-type="float">
            <text:p>55,294,97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uth Korea</text:p>
          </table:table-cell>
          <table:table-cell table:style-name="ce5" office:value-type="float" office:value="51439038" calcext:value-type="float">
            <text:p>51,439,03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mbia</text:p>
          </table:table-cell>
          <table:table-cell table:style-name="ce5" office:value-type="float" office:value="51049498" calcext:value-type="float">
            <text:p>51,049,49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style-name="ce5" office:value-type="float" office:value="47615034" calcext:value-type="float">
            <text:p>47,615,03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nya</text:p>
          </table:table-cell>
          <table:table-cell table:style-name="ce5" office:value-type="float" office:value="47564296" calcext:value-type="float">
            <text:p>47,564,29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gentina</text:p>
          </table:table-cell>
          <table:table-cell table:style-name="ce5" office:value-type="float" office:value="46044703" calcext:value-type="float">
            <text:p>46,044,70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geria</text:p>
          </table:table-cell>
          <table:table-cell table:style-name="ce5" office:value-type="float" office:value="45400000" calcext:value-type="float">
            <text:p>45,40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dan</text:p>
          </table:table-cell>
          <table:table-cell table:style-name="ce5" office:value-type="float" office:value="45223130" calcext:value-type="float">
            <text:p>45,223,13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ganda</text:p>
          </table:table-cell>
          <table:table-cell table:style-name="ce5" office:value-type="float" office:value="42885900" calcext:value-type="float">
            <text:p>42,885,9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raq</text:p>
          </table:table-cell>
          <table:table-cell table:style-name="ce5" office:value-type="float" office:value="41190700" calcext:value-type="float">
            <text:p>41,190,7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kraine</text:p>
          </table:table-cell>
          <table:table-cell table:style-name="ce5" office:value-type="float" office:value="41130432" calcext:value-type="float">
            <text:p>41,130,43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ada</text:p>
          </table:table-cell>
          <table:table-cell table:style-name="ce5" office:value-type="float" office:value="39145145" calcext:value-type="float">
            <text:p>39,145,14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land</text:p>
          </table:table-cell>
          <table:table-cell table:style-name="ce5" office:value-type="float" office:value="37767000" calcext:value-type="float">
            <text:p>37,767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occo</text:p>
          </table:table-cell>
          <table:table-cell table:style-name="ce5" office:value-type="float" office:value="36892361" calcext:value-type="float">
            <text:p>36,892,36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zbekistan</text:p>
          </table:table-cell>
          <table:table-cell table:style-name="ce5" office:value-type="float" office:value="36100412" calcext:value-type="float">
            <text:p>36,100,41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udi Arabia</text:p>
          </table:table-cell>
          <table:table-cell table:style-name="ce5" office:value-type="float" office:value="34110821" calcext:value-type="float">
            <text:p>34,110,82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emen</text:p>
          </table:table-cell>
          <table:table-cell table:style-name="ce5" office:value-type="float" office:value="33697000" calcext:value-type="float">
            <text:p>33,697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u</text:p>
          </table:table-cell>
          <table:table-cell table:style-name="ce5" office:value-type="float" office:value="33396698" calcext:value-type="float">
            <text:p>33,396,69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gola</text:p>
          </table:table-cell>
          <table:table-cell table:style-name="ce5" office:value-type="float" office:value="33086278" calcext:value-type="float">
            <text:p>33,086,27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ghanistan</text:p>
          </table:table-cell>
          <table:table-cell table:style-name="ce5" office:value-type="float" office:value="32890171" calcext:value-type="float">
            <text:p>32,890,17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aysia</text:p>
          </table:table-cell>
          <table:table-cell table:style-name="ce5" office:value-type="float" office:value="32775600" calcext:value-type="float">
            <text:p>32,775,6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zambique</text:p>
          </table:table-cell>
          <table:table-cell table:style-name="ce5" office:value-type="float" office:value="32419747" calcext:value-type="float">
            <text:p>32,419,74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hana</text:p>
          </table:table-cell>
          <table:table-cell table:style-name="ce5" office:value-type="float" office:value="30832019" calcext:value-type="float">
            <text:p>30,832,01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vory Coast</text:p>
          </table:table-cell>
          <table:table-cell table:style-name="ce5" office:value-type="float" office:value="29389150" calcext:value-type="float">
            <text:p>29,389,15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pal</text:p>
          </table:table-cell>
          <table:table-cell table:style-name="ce5" office:value-type="float" office:value="29192480" calcext:value-type="float">
            <text:p>29,192,48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ezuela</text:p>
          </table:table-cell>
          <table:table-cell table:style-name="ce5" office:value-type="float" office:value="28302000" calcext:value-type="float">
            <text:p>28,302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dagascar</text:p>
          </table:table-cell>
          <table:table-cell table:style-name="ce5" office:value-type="float" office:value="26923353" calcext:value-type="float">
            <text:p>26,923,35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table:style-name="ce5" office:value-type="float" office:value="26063760" calcext:value-type="float">
            <text:p>26,063,76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th Korea</text:p>
          </table:table-cell>
          <table:table-cell table:style-name="ce5" office:value-type="float" office:value="25660000" calcext:value-type="float">
            <text:p>25,66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eroon</text:p>
          </table:table-cell>
          <table:table-cell table:style-name="ce5" office:value-type="float" office:value="24348251" calcext:value-type="float">
            <text:p>24,348,25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ger</text:p>
          </table:table-cell>
          <table:table-cell table:style-name="ce5" office:value-type="float" office:value="24112753" calcext:value-type="float">
            <text:p>24,112,75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iwan</text:p>
          </table:table-cell>
          <table:table-cell table:style-name="ce5" office:value-type="float" office:value="23375314" calcext:value-type="float">
            <text:p>23,375,31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i</text:p>
          </table:table-cell>
          <table:table-cell table:style-name="ce5" office:value-type="float" office:value="22594000" calcext:value-type="float">
            <text:p>22,594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rkina Faso</text:p>
          </table:table-cell>
          <table:table-cell table:style-name="ce5" office:value-type="float" office:value="22185654" calcext:value-type="float">
            <text:p>22,185,65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ri Lanka</text:p>
          </table:table-cell>
          <table:table-cell table:style-name="ce5" office:value-type="float" office:value="22181000" calcext:value-type="float">
            <text:p>22,181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yria</text:p>
          </table:table-cell>
          <table:table-cell table:style-name="ce5" office:value-type="float" office:value="22125000" calcext:value-type="float">
            <text:p>22,125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awi</text:p>
          </table:table-cell>
          <table:table-cell table:style-name="ce5" office:value-type="float" office:value="21507723" calcext:value-type="float">
            <text:p>21,507,72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le</text:p>
          </table:table-cell>
          <table:table-cell table:style-name="ce5" office:value-type="float" office:value="19828563" calcext:value-type="float">
            <text:p>19,828,56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zakhstan</text:p>
          </table:table-cell>
          <table:table-cell table:style-name="ce5" office:value-type="float" office:value="19813164" calcext:value-type="float">
            <text:p>19,813,16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mbia</text:p>
          </table:table-cell>
          <table:table-cell table:style-name="ce5" office:value-type="float" office:value="19610769" calcext:value-type="float">
            <text:p>19,610,76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mania</text:p>
          </table:table-cell>
          <table:table-cell table:style-name="ce5" office:value-type="float" office:value="19053815" calcext:value-type="float">
            <text:p>19,053,81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uador</text:p>
          </table:table-cell>
          <table:table-cell table:style-name="ce5" office:value-type="float" office:value="18182748" calcext:value-type="float">
            <text:p>18,182,74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therlands</text:p>
          </table:table-cell>
          <table:table-cell table:style-name="ce5" office:value-type="float" office:value="17805110" calcext:value-type="float">
            <text:p>17,805,11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malia</text:p>
          </table:table-cell>
          <table:table-cell table:style-name="ce5" office:value-type="float" office:value="17598000" calcext:value-type="float">
            <text:p>17,598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egal</text:p>
          </table:table-cell>
          <table:table-cell table:style-name="ce5" office:value-type="float" office:value="17223497" calcext:value-type="float">
            <text:p>17,223,49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atemala</text:p>
          </table:table-cell>
          <table:table-cell table:style-name="ce5" office:value-type="float" office:value="17109746" calcext:value-type="float">
            <text:p>17,109,74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d</text:p>
          </table:table-cell>
          <table:table-cell table:style-name="ce5" office:value-type="float" office:value="16818391" calcext:value-type="float">
            <text:p>16,818,39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bodia</text:p>
          </table:table-cell>
          <table:table-cell table:style-name="ce5" office:value-type="float" office:value="15552211" calcext:value-type="float">
            <text:p>15,552,21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imbabwe</text:p>
          </table:table-cell>
          <table:table-cell table:style-name="ce5" office:value-type="float" office:value="15178979" calcext:value-type="float">
            <text:p>15,178,97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uth Sudan</text:p>
          </table:table-cell>
          <table:table-cell table:style-name="ce5" office:value-type="float" office:value="13249924" calcext:value-type="float">
            <text:p>13,249,92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wanda</text:p>
          </table:table-cell>
          <table:table-cell table:style-name="ce5" office:value-type="float" office:value="12955768" calcext:value-type="float">
            <text:p>12,955,76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inea</text:p>
          </table:table-cell>
          <table:table-cell table:style-name="ce5" office:value-type="float" office:value="12907395" calcext:value-type="float">
            <text:p>12,907,39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rundi</text:p>
          </table:table-cell>
          <table:table-cell table:style-name="ce5" office:value-type="float" office:value="12574571" calcext:value-type="float">
            <text:p>12,574,57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nin</text:p>
          </table:table-cell>
          <table:table-cell table:style-name="ce5" office:value-type="float" office:value="12506347" calcext:value-type="float">
            <text:p>12,506,34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livia</text:p>
          </table:table-cell>
          <table:table-cell table:style-name="ce5" office:value-type="float" office:value="12006031" calcext:value-type="float">
            <text:p>12,006,03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nisia</text:p>
          </table:table-cell>
          <table:table-cell table:style-name="ce5" office:value-type="float" office:value="11803588" calcext:value-type="float">
            <text:p>11,803,58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iti</text:p>
          </table:table-cell>
          <table:table-cell table:style-name="ce5" office:value-type="float" office:value="11743017" calcext:value-type="float">
            <text:p>11,743,01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table:style-name="ce5" office:value-type="float" office:value="11730564" calcext:value-type="float">
            <text:p>11,730,56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rdan</text:p>
          </table:table-cell>
          <table:table-cell table:style-name="ce5" office:value-type="float" office:value="11426972" calcext:value-type="float">
            <text:p>11,426,97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ba</text:p>
          </table:table-cell>
          <table:table-cell table:style-name="ce5" office:value-type="float" office:value="11113215" calcext:value-type="float">
            <text:p>11,113,21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minican Republic</text:p>
          </table:table-cell>
          <table:table-cell table:style-name="ce5" office:value-type="float" office:value="10535535" calcext:value-type="float">
            <text:p>10,535,53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zech Republic</text:p>
          </table:table-cell>
          <table:table-cell table:style-name="ce5" office:value-type="float" office:value="10526937" calcext:value-type="float">
            <text:p>10,526,93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style-name="ce5" office:value-type="float" office:value="10521556" calcext:value-type="float">
            <text:p>10,521,55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eece</text:p>
          </table:table-cell>
          <table:table-cell table:style-name="ce5" office:value-type="float" office:value="10432481" calcext:value-type="float">
            <text:p>10,432,48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table:style-name="ce5" office:value-type="float" office:value="10344802" calcext:value-type="float">
            <text:p>10,344,80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table:style-name="ce5" office:value-type="float" office:value="10127145" calcext:value-type="float">
            <text:p>10,127,14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rael</text:p>
          </table:table-cell>
          <table:table-cell table:style-name="ce5" office:value-type="float" office:value="9690080" calcext:value-type="float">
            <text:p>9,690,08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ngary</text:p>
          </table:table-cell>
          <table:table-cell table:style-name="ce5" office:value-type="float" office:value="9678000" calcext:value-type="float">
            <text:p>9,678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nduras</text:p>
          </table:table-cell>
          <table:table-cell table:style-name="ce5" office:value-type="float" office:value="9546178" calcext:value-type="float">
            <text:p>9,546,17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jikistan</text:p>
          </table:table-cell>
          <table:table-cell table:style-name="ce5" office:value-type="float" office:value="9506000" calcext:value-type="float">
            <text:p>9,506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ted Arab Emirates</text:p>
          </table:table-cell>
          <table:table-cell table:style-name="ce5" office:value-type="float" office:value="9282410" calcext:value-type="float">
            <text:p>9,282,41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larus</text:p>
          </table:table-cell>
          <table:table-cell table:style-name="ce5" office:value-type="float" office:value="9255524" calcext:value-type="float">
            <text:p>9,255,52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pua New Guinea</text:p>
          </table:table-cell>
          <table:table-cell table:style-name="ce5" office:value-type="float" office:value="9122994" calcext:value-type="float">
            <text:p>9,122,99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style-name="ce5" office:value-type="float" office:value="9106126" calcext:value-type="float">
            <text:p>9,106,12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5" office:value-type="float" office:value="8789726" calcext:value-type="float">
            <text:p>8,789,72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erra Leone</text:p>
          </table:table-cell>
          <table:table-cell table:style-name="ce5" office:value-type="float" office:value="8494260" calcext:value-type="float">
            <text:p>8,494,26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go</text:p>
          </table:table-cell>
          <table:table-cell table:style-name="ce5" office:value-type="float" office:value="7886000" calcext:value-type="float">
            <text:p>7,886,000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Hong_Kong" xlink:type="simple">Hong Kong (China)</text:a></text:p>
          </table:table-cell>
          <table:table-cell table:style-name="ce5" office:value-type="float" office:value="7403100" calcext:value-type="float">
            <text:p>7,403,1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guay</text:p>
          </table:table-cell>
          <table:table-cell table:style-name="ce5" office:value-type="float" office:value="7353038" calcext:value-type="float">
            <text:p>7,353,03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os</text:p>
          </table:table-cell>
          <table:table-cell table:style-name="ce5" office:value-type="float" office:value="7337783" calcext:value-type="float">
            <text:p>7,337,78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yrgyzstan</text:p>
          </table:table-cell>
          <table:table-cell table:style-name="ce5" office:value-type="float" office:value="7000000" calcext:value-type="float">
            <text:p>7,00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 Salvador</text:p>
          </table:table-cell>
          <table:table-cell table:style-name="ce5" office:value-type="float" office:value="6825935" calcext:value-type="float">
            <text:p>6,825,93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ya</text:p>
          </table:table-cell>
          <table:table-cell table:style-name="ce5" office:value-type="float" office:value="6812000" calcext:value-type="float">
            <text:p>6,812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bia</text:p>
          </table:table-cell>
          <table:table-cell table:style-name="ce5" office:value-type="float" office:value="6690887" calcext:value-type="float">
            <text:p>6,690,88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caragua</text:p>
          </table:table-cell>
          <table:table-cell table:style-name="ce5" office:value-type="float" office:value="6595674" calcext:value-type="float">
            <text:p>6,595,67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table:style-name="ce5" office:value-type="float" office:value="6519789" calcext:value-type="float">
            <text:p>6,519,78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kmenistan</text:p>
          </table:table-cell>
          <table:table-cell table:style-name="ce5" office:value-type="float" office:value="6431000" calcext:value-type="float">
            <text:p>6,431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o</text:p>
          </table:table-cell>
          <table:table-cell table:style-name="ce5" office:value-type="float" office:value="5970000" calcext:value-type="float">
            <text:p>5,97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style-name="ce5" office:value-type="float" office:value="5932654" calcext:value-type="float">
            <text:p>5,932,65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al African Republic</text:p>
          </table:table-cell>
          <table:table-cell table:style-name="ce5" office:value-type="float" office:value="5633412" calcext:value-type="float">
            <text:p>5,633,41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style-name="ce5" office:value-type="float" office:value="5528796" calcext:value-type="float">
            <text:p>5,528,79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banon</text:p>
          </table:table-cell>
          <table:table-cell table:style-name="ce5" office:value-type="float" office:value="5490000" calcext:value-type="float">
            <text:p>5,490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lestine</text:p>
          </table:table-cell>
          <table:table-cell table:style-name="ce5" office:value-type="float" office:value="5483450" calcext:value-type="float">
            <text:p>5,483,45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5" office:value-type="float" office:value="5488984" calcext:value-type="float">
            <text:p>5,488,98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ngapore</text:p>
          </table:table-cell>
          <table:table-cell table:style-name="ce5" office:value-type="float" office:value="5453600" calcext:value-type="float">
            <text:p>5,453,6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lovakia</text:p>
          </table:table-cell>
          <table:table-cell table:style-name="ce5" office:value-type="float" office:value="5431344" calcext:value-type="float">
            <text:p>5,431,34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ta Rica</text:p>
          </table:table-cell>
          <table:table-cell table:style-name="ce5" office:value-type="float" office:value="5163038" calcext:value-type="float">
            <text:p>5,163,03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Zealand</text:p>
          </table:table-cell>
          <table:table-cell table:style-name="ce5" office:value-type="float" office:value="5158920" calcext:value-type="float">
            <text:p>5,158,92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style-name="ce5" office:value-type="float" office:value="5123536" calcext:value-type="float">
            <text:p>5,123,53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uwait</text:p>
          </table:table-cell>
          <table:table-cell table:style-name="ce5" office:value-type="float" office:value="4670713" calcext:value-type="float">
            <text:p>4,670,71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eria</text:p>
          </table:table-cell>
          <table:table-cell table:style-name="ce5" office:value-type="float" office:value="4661010" calcext:value-type="float">
            <text:p>4,661,01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man</text:p>
          </table:table-cell>
          <table:table-cell table:style-name="ce5" office:value-type="float" office:value="4527446" calcext:value-type="float">
            <text:p>4,527,44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nama</text:p>
          </table:table-cell>
          <table:table-cell table:style-name="ce5" office:value-type="float" office:value="4278500" calcext:value-type="float">
            <text:p>4,278,5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uritania</text:p>
          </table:table-cell>
          <table:table-cell table:style-name="ce5" office:value-type="float" office:value="4271197" calcext:value-type="float">
            <text:p>4,271,19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oatia</text:p>
          </table:table-cell>
          <table:table-cell table:style-name="ce5" office:value-type="float" office:value="3871833" calcext:value-type="float">
            <text:p>3,871,83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table:style-name="ce5" office:value-type="float" office:value="3688600" calcext:value-type="float">
            <text:p>3,688,6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itrea</text:p>
          </table:table-cell>
          <table:table-cell table:style-name="ce5" office:value-type="float" office:value="3684000" calcext:value-type="float">
            <text:p>3,684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ruguay</text:p>
          </table:table-cell>
          <table:table-cell table:style-name="ce5" office:value-type="float" office:value="3554915" calcext:value-type="float">
            <text:p>3,554,91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golia</text:p>
          </table:table-cell>
          <table:table-cell table:style-name="ce5" office:value-type="float" office:value="3486619" calcext:value-type="float">
            <text:p>3,486,61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snia and Herzegovina</text:p>
          </table:table-cell>
          <table:table-cell table:style-name="ce5" office:value-type="float" office:value="3320954" calcext:value-type="float">
            <text:p>3,320,954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Puerto_Rico" xlink:type="simple">Puerto Rico (United States)</text:a></text:p>
          </table:table-cell>
          <table:table-cell table:style-name="ce5" office:value-type="float" office:value="3285874" calcext:value-type="float">
            <text:p>3,285,87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menia</text:p>
          </table:table-cell>
          <table:table-cell table:style-name="ce5" office:value-type="float" office:value="2976800" calcext:value-type="float">
            <text:p>2,976,8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thuania</text:p>
          </table:table-cell>
          <table:table-cell table:style-name="ce5" office:value-type="float" office:value="2839020" calcext:value-type="float">
            <text:p>2,839,02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bania</text:p>
          </table:table-cell>
          <table:table-cell table:style-name="ce5" office:value-type="float" office:value="2829741" calcext:value-type="float">
            <text:p>2,829,74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atar</text:p>
          </table:table-cell>
          <table:table-cell table:style-name="ce5" office:value-type="float" office:value="2799202" calcext:value-type="float">
            <text:p>2,799,20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maica</text:p>
          </table:table-cell>
          <table:table-cell table:style-name="ce5" office:value-type="float" office:value="2727503" calcext:value-type="float">
            <text:p>2,727,50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mbia</text:p>
          </table:table-cell>
          <table:table-cell table:style-name="ce5" office:value-type="float" office:value="2706000" calcext:value-type="float">
            <text:p>2,706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ldova</text:p>
          </table:table-cell>
          <table:table-cell table:style-name="ce5" office:value-type="float" office:value="2597100" calcext:value-type="float">
            <text:p>2,597,1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mibia</text:p>
          </table:table-cell>
          <table:table-cell table:style-name="ce5" office:value-type="float" office:value="2550226" calcext:value-type="float">
            <text:p>2,550,22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tswana</text:p>
          </table:table-cell>
          <table:table-cell table:style-name="ce5" office:value-type="float" office:value="2410338" calcext:value-type="float">
            <text:p>2,410,33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sotho</text:p>
          </table:table-cell>
          <table:table-cell table:style-name="ce5" office:value-type="float" office:value="2306000" calcext:value-type="float">
            <text:p>2,306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on</text:p>
          </table:table-cell>
          <table:table-cell table:style-name="ce5" office:value-type="float" office:value="2233272" calcext:value-type="float">
            <text:p>2,233,27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lovenia</text:p>
          </table:table-cell>
          <table:table-cell table:style-name="ce5" office:value-type="float" office:value="2108977" calcext:value-type="float">
            <text:p>2,108,97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tvia</text:p>
          </table:table-cell>
          <table:table-cell table:style-name="ce5" office:value-type="float" office:value="1895400" calcext:value-type="float">
            <text:p>1,895,4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th Macedonia</text:p>
          </table:table-cell>
          <table:table-cell table:style-name="ce5" office:value-type="float" office:value="1832696" calcext:value-type="float">
            <text:p>1,832,69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osovo</text:p>
          </table:table-cell>
          <table:table-cell table:style-name="ce5" office:value-type="float" office:value="1798188" calcext:value-type="float">
            <text:p>1,798,18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inea-Bissau</text:p>
          </table:table-cell>
          <table:table-cell table:style-name="ce5" office:value-type="float" office:value="1646077" calcext:value-type="float">
            <text:p>1,646,07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atorial Guinea</text:p>
          </table:table-cell>
          <table:table-cell table:style-name="ce5" office:value-type="float" office:value="1505588" calcext:value-type="float">
            <text:p>1,505,58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hrain</text:p>
          </table:table-cell>
          <table:table-cell table:style-name="ce5" office:value-type="float" office:value="1501635" calcext:value-type="float">
            <text:p>1,501,63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inidad and Tobago</text:p>
          </table:table-cell>
          <table:table-cell table:style-name="ce5" office:value-type="float" office:value="1367558" calcext:value-type="float">
            <text:p>1,367,55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table:style-name="ce5" office:value-type="float" office:value="1331796" calcext:value-type="float">
            <text:p>1,331,79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t Timor</text:p>
          </table:table-cell>
          <table:table-cell table:style-name="ce5" office:value-type="float" office:value="1317780" calcext:value-type="float">
            <text:p>1,317,78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uritius</text:p>
          </table:table-cell>
          <table:table-cell table:style-name="ce5" office:value-type="float" office:value="1266334" calcext:value-type="float">
            <text:p>1,266,33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watini</text:p>
          </table:table-cell>
          <table:table-cell table:style-name="ce5" office:value-type="float" office:value="1202000" calcext:value-type="float">
            <text:p>1,202,000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jibouti</text:p>
          </table:table-cell>
          <table:table-cell table:style-name="ce5" office:value-type="float" office:value="1001454" calcext:value-type="float">
            <text:p>1,001,45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yprus</text:p>
          </table:table-cell>
          <table:table-cell table:style-name="ce5" office:value-type="float" office:value="9181" calcext:value-type="float">
            <text:p>9,18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ji</text:p>
          </table:table-cell>
          <table:table-cell table:style-name="ce5" office:value-type="float" office:value="898402" calcext:value-type="float">
            <text:p>898,40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hutan</text:p>
          </table:table-cell>
          <table:table-cell table:style-name="ce5" office:value-type="float" office:value="7632" calcext:value-type="float">
            <text:p>7,63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oros</text:p>
          </table:table-cell>
          <table:table-cell table:style-name="ce5" office:value-type="float" office:value="758316" calcext:value-type="float">
            <text:p>758,31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yana</text:p>
          </table:table-cell>
          <table:table-cell table:style-name="ce5" office:value-type="float" office:value="743699" calcext:value-type="float">
            <text:p>743,69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omon Islands</text:p>
          </table:table-cell>
          <table:table-cell table:style-name="ce5" office:value-type="float" office:value="728041" calcext:value-type="float">
            <text:p>728,041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Macau" xlink:type="simple">Macau (China)</text:a></text:p>
          </table:table-cell>
          <table:table-cell table:style-name="ce5" office:value-type="float" office:value="6832" calcext:value-type="float">
            <text:p>6,83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style-name="ce5" office:value-type="float" office:value="645397" calcext:value-type="float">
            <text:p>645,39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enegro</text:p>
          </table:table-cell>
          <table:table-cell table:style-name="ce5" office:value-type="float" office:value="617683" calcext:value-type="float">
            <text:p>617,68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riname</text:p>
          </table:table-cell>
          <table:table-cell table:style-name="ce5" office:value-type="float" office:value="598" calcext:value-type="float">
            <text:p>59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stern Sahara</text:p>
          </table:table-cell>
          <table:table-cell table:style-name="ce5" office:value-type="float" office:value="576" calcext:value-type="float">
            <text:p>57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e Verde</text:p>
          </table:table-cell>
          <table:table-cell table:style-name="ce5" office:value-type="float" office:value="563198" calcext:value-type="float">
            <text:p>563,19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ta</text:p>
          </table:table-cell>
          <table:table-cell table:style-name="ce5" office:value-type="float" office:value="519562" calcext:value-type="float">
            <text:p>519,56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lize</text:p>
          </table:table-cell>
          <table:table-cell table:style-name="ce5" office:value-type="float" office:value="441471" calcext:value-type="float">
            <text:p>441,47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unei</text:p>
          </table:table-cell>
          <table:table-cell table:style-name="ce5" office:value-type="float" office:value="429999" calcext:value-type="float">
            <text:p>429,99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hamas</text:p>
          </table:table-cell>
          <table:table-cell table:style-name="ce5" office:value-type="float" office:value="39345" calcext:value-type="float">
            <text:p>39,34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celand</text:p>
          </table:table-cell>
          <table:table-cell table:style-name="ce5" office:value-type="float" office:value="387758" calcext:value-type="float">
            <text:p>387,75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dives</text:p>
          </table:table-cell>
          <table:table-cell table:style-name="ce5" office:value-type="float" office:value="383135" calcext:value-type="float">
            <text:p>383,13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thern Cyprus</text:p>
          </table:table-cell>
          <table:table-cell table:style-name="ce5" office:value-type="float" office:value="382836" calcext:value-type="float">
            <text:p>382,836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nistria</text:p>
          </table:table-cell>
          <table:table-cell table:style-name="ce5" office:value-type="float" office:value="360938" calcext:value-type="float">
            <text:p>360,93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nuatu</text:p>
          </table:table-cell>
          <table:table-cell table:style-name="ce5" office:value-type="float" office:value="301295" calcext:value-type="float">
            <text:p>301,29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dos</text:p>
          </table:table-cell>
          <table:table-cell table:style-name="ce5" office:value-type="float" office:value="282" calcext:value-type="float">
            <text:p>282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French_Polynesia" xlink:type="simple">French Polynesia (France)</text:a></text:p>
          </table:table-cell>
          <table:table-cell table:style-name="ce5" office:value-type="float" office:value="27989" calcext:value-type="float">
            <text:p>27,989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New_Caledonia" xlink:type="simple">New Caledonia (France)</text:a></text:p>
          </table:table-cell>
          <table:table-cell table:style-name="ce5" office:value-type="float" office:value="273674" calcext:value-type="float">
            <text:p>273,67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khazia</text:p>
          </table:table-cell>
          <table:table-cell table:style-name="ce5" office:value-type="float" office:value="245424" calcext:value-type="float">
            <text:p>245,42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ão Tomé and Príncipe</text:p>
          </table:table-cell>
          <table:table-cell table:style-name="ce5" office:value-type="float" office:value="21461" calcext:value-type="float">
            <text:p>21,46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moa</text:p>
          </table:table-cell>
          <table:table-cell table:style-name="ce5" office:value-type="float" office:value="199853" calcext:value-type="float">
            <text:p>199,853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int Lucia</text:p>
          </table:table-cell>
          <table:table-cell table:style-name="ce5" office:value-type="float" office:value="178696" calcext:value-type="float">
            <text:p>178,696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Guam" xlink:type="simple">Guam (United States)</text:a></text:p>
          </table:table-cell>
          <table:table-cell table:style-name="ce5" office:value-type="float" office:value="153836" calcext:value-type="float">
            <text:p>153,836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Cura%C3%A7ao" xlink:type="simple">Curaçao (Netherlands)</text:a></text:p>
          </table:table-cell>
          <table:table-cell table:style-name="ce5" office:value-type="float" office:value="153671" calcext:value-type="float">
            <text:p>153,67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tsakh</text:p>
          </table:table-cell>
          <table:table-cell table:style-name="ce5" office:value-type="float" office:value="1489" calcext:value-type="float">
            <text:p>1,48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enada</text:p>
          </table:table-cell>
          <table:table-cell table:style-name="ce5" office:value-type="float" office:value="125" calcext:value-type="float">
            <text:p>12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iribati</text:p>
          </table:table-cell>
          <table:table-cell table:style-name="ce5" office:value-type="float" office:value="12074" calcext:value-type="float">
            <text:p>12,074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Aruba" xlink:type="simple">Aruba (Netherlands)</text:a></text:p>
          </table:table-cell>
          <table:table-cell table:style-name="ce5" office:value-type="float" office:value="11105" calcext:value-type="float">
            <text:p>11,10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int Vincent and the Grenadines</text:p>
          </table:table-cell>
          <table:table-cell table:style-name="ce5" office:value-type="float" office:value="110696" calcext:value-type="float">
            <text:p>110,696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y_of_Jersey" xlink:type="simple">Jersey (British Crown Dependency)</text:a></text:p>
          </table:table-cell>
          <table:table-cell table:style-name="ce5" office:value-type="float" office:value="1078" calcext:value-type="float">
            <text:p>1,078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cronesia</text:p>
          </table:table-cell>
          <table:table-cell table:style-name="ce5" office:value-type="float" office:value="105754" calcext:value-type="float">
            <text:p>105,75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igua and Barbuda</text:p>
          </table:table-cell>
          <table:table-cell table:style-name="ce5" office:value-type="float" office:value="100772" calcext:value-type="float">
            <text:p>100,77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ychelles</text:p>
          </table:table-cell>
          <table:table-cell table:style-name="ce5" office:value-type="float" office:value="100447" calcext:value-type="float">
            <text:p>100,44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nga</text:p>
          </table:table-cell>
          <table:table-cell table:style-name="ce5" office:value-type="float" office:value="100179" calcext:value-type="float">
            <text:p>100,179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United_States_Virgin_Islands" xlink:type="simple">U.S. Virgin Islands (United States)</text:a></text:p>
          </table:table-cell>
          <table:table-cell table:style-name="ce5" office:value-type="float" office:value="87146" calcext:value-type="float">
            <text:p>87,146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Isle_of_Man" xlink:type="simple">Isle of Man (British Crown Dependency)</text:a></text:p>
          </table:table-cell>
          <table:table-cell table:style-name="ce5" office:value-type="float" office:value="84069" calcext:value-type="float">
            <text:p>84,06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dorra</text:p>
          </table:table-cell>
          <table:table-cell table:style-name="ce5" office:value-type="float" office:value="81057" calcext:value-type="float">
            <text:p>81,05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minica</text:p>
          </table:table-cell>
          <table:table-cell table:style-name="ce5" office:value-type="float" office:value="73" calcext:value-type="float">
            <text:p>73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Cayman_Islands" xlink:type="simple">Cayman Islands (United Kingdom)</text:a></text:p>
          </table:table-cell>
          <table:table-cell table:style-name="ce5" office:value-type="float" office:value="71105" calcext:value-type="float">
            <text:p>71,105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Bermuda" xlink:type="simple">Bermuda (United Kingdom)</text:a></text:p>
          </table:table-cell>
          <table:table-cell table:style-name="ce5" office:value-type="float" office:value="64055" calcext:value-type="float">
            <text:p>64,055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Guernsey" xlink:type="simple">Guernsey (British Crown Dependency)</text:a></text:p>
          </table:table-cell>
          <table:table-cell table:style-name="ce5" office:value-type="float" office:value="63823" calcext:value-type="float">
            <text:p>63,823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Greenland" xlink:type="simple">Greenland (Denmark)</text:a></text:p>
          </table:table-cell>
          <table:table-cell table:style-name="ce5" office:value-type="float" office:value="56609" calcext:value-type="float">
            <text:p>56,609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Faroe_Islands" xlink:type="simple">Faroe Islands (Denmark)</text:a></text:p>
          </table:table-cell>
          <table:table-cell table:style-name="ce5" office:value-type="float" office:value="54255" calcext:value-type="float">
            <text:p>54,25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uth Ossetia</text:p>
          </table:table-cell>
          <table:table-cell table:style-name="ce5" office:value-type="float" office:value="5652" calcext:value-type="float">
            <text:p>5,652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American_Samoa" xlink:type="simple">American Samoa (United States)</text:a></text:p>
          </table:table-cell>
          <table:table-cell table:style-name="ce5" office:value-type="float" office:value="4971" calcext:value-type="float">
            <text:p>4,97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int Kitts and Nevis</text:p>
          </table:table-cell>
          <table:table-cell table:style-name="ce5" office:value-type="float" office:value="48" calcext:value-type="float">
            <text:p>48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Northern_Mariana_Islands" xlink:type="simple">Northern Mariana Islands (United States)</text:a></text:p>
          </table:table-cell>
          <table:table-cell table:style-name="ce5" office:value-type="float" office:value="47329" calcext:value-type="float">
            <text:p>47,329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Turks_and_Caicos_Islands" xlink:type="simple">Turks and Caicos Islands (United Kingdom)</text:a></text:p>
          </table:table-cell>
          <table:table-cell table:style-name="ce5" office:value-type="float" office:value="44542" calcext:value-type="float">
            <text:p>44,542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Sint_Maarten" xlink:type="simple">Sint Maarten (Netherlands)</text:a></text:p>
          </table:table-cell>
          <table:table-cell table:style-name="ce5" office:value-type="float" office:value="42577" calcext:value-type="float">
            <text:p>42,57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echtenstein</text:p>
          </table:table-cell>
          <table:table-cell table:style-name="ce5" office:value-type="float" office:value="39444" calcext:value-type="float">
            <text:p>39,44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shall Islands</text:p>
          </table:table-cell>
          <table:table-cell table:style-name="ce5" office:value-type="float" office:value="39262" calcext:value-type="float">
            <text:p>39,26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aco</text:p>
          </table:table-cell>
          <table:table-cell table:style-name="ce5" office:value-type="float" office:value="3915" calcext:value-type="float">
            <text:p>3,915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n Marino</text:p>
          </table:table-cell>
          <table:table-cell table:style-name="ce5" office:value-type="float" office:value="33785" calcext:value-type="float">
            <text:p>33,785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Gibraltar" xlink:type="simple">Gibraltar (United Kingdom)</text:a></text:p>
          </table:table-cell>
          <table:table-cell table:style-name="ce5" office:value-type="float" office:value="33" calcext:value-type="float">
            <text:p>33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Collectivity_of_Saint_Martin#Demographics" xlink:type="simple">Saint Martin (France)</text:a></text:p>
          </table:table-cell>
          <table:table-cell table:style-name="ce5" office:value-type="float" office:value="32489" calcext:value-type="float">
            <text:p>32,489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British_Virgin_Islands" xlink:type="simple">British Virgin Islands (United Kingdom)</text:a></text:p>
          </table:table-cell>
          <table:table-cell table:style-name="ce5" office:value-type="float" office:value="31" calcext:value-type="float">
            <text:p>31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%C3%85land" xlink:type="simple">Åland (Finland)</text:a></text:p>
          </table:table-cell>
          <table:table-cell table:style-name="ce5" office:value-type="float" office:value="30402" calcext:value-type="float">
            <text:p>30,40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lau</text:p>
          </table:table-cell>
          <table:table-cell table:style-name="ce5" office:value-type="float" office:value="16733" calcext:value-type="float">
            <text:p>16,733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Anguilla" xlink:type="simple">Anguilla (United Kingdom)</text:a></text:p>
          </table:table-cell>
          <table:table-cell table:style-name="ce5" office:value-type="float" office:value="15701" calcext:value-type="float">
            <text:p>15,701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ok Islands</text:p>
          </table:table-cell>
          <table:table-cell table:style-name="ce5" office:value-type="float" office:value="1504" calcext:value-type="float">
            <text:p>1,504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uru</text:p>
          </table:table-cell>
          <table:table-cell table:style-name="ce5" office:value-type="float" office:value="11832" calcext:value-type="float">
            <text:p>11,832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Wallis_and_Futuna" xlink:type="simple">Wallis and Futuna (France)</text:a></text:p>
          </table:table-cell>
          <table:table-cell table:style-name="ce5" office:value-type="float" office:value="11369" calcext:value-type="float">
            <text:p>11,36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valu</text:p>
          </table:table-cell>
          <table:table-cell table:style-name="ce5" office:value-type="float" office:value="10679" calcext:value-type="float">
            <text:p>10,679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Saint_Barth%C3%A9lemy" xlink:type="simple">Saint Barthélemy (France)</text:a></text:p>
          </table:table-cell>
          <table:table-cell table:style-name="ce5" office:value-type="float" office:value="10289" calcext:value-type="float">
            <text:p>10,289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Saint_Pierre_and_Miquelon" xlink:type="simple">Saint Pierre and Miquelon (France)</text:a></text:p>
          </table:table-cell>
          <table:table-cell table:style-name="ce5" office:value-type="float" office:value="5974" calcext:value-type="float">
            <text:p>5,974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Saint_Helena,_Ascension_and_Tristan_da_Cunha" xlink:type="simple">Saint Helena, Ascension and Tristan da Cunha (United Kingdom)</text:a></text:p>
          </table:table-cell>
          <table:table-cell table:style-name="ce5" office:value-type="float" office:value="5651" calcext:value-type="float">
            <text:p>5,651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Montserrat" xlink:type="simple">Montserrat (United Kingdom)</text:a></text:p>
          </table:table-cell>
          <table:table-cell table:style-name="ce5" office:value-type="float" office:value="44" calcext:value-type="float">
            <text:p>44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Falkland_Islands" xlink:type="simple">Falkland Islands (United Kingdom)</text:a></text:p>
          </table:table-cell>
          <table:table-cell table:style-name="ce5" office:value-type="float" office:value="38" calcext:value-type="float">
            <text:p>38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Norfolk_Island" xlink:type="simple">Norfolk Island (Australia)</text:a></text:p>
          </table:table-cell>
          <table:table-cell table:style-name="ce5" office:value-type="float" office:value="2188" calcext:value-type="float">
            <text:p>2,188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Christmas_Island" xlink:type="simple">Christmas Island (Australia)</text:a></text:p>
          </table:table-cell>
          <table:table-cell table:style-name="ce5" office:value-type="float" office:value="1692" calcext:value-type="float">
            <text:p>1,692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okelau" xlink:type="simple">Tokelau (New Zealand)</text:a></text:p>
          </table:table-cell>
          <table:table-cell table:style-name="ce5" office:value-type="float" office:value="1647" calcext:value-type="float">
            <text:p>1,647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ue</text:p>
          </table:table-cell>
          <table:table-cell table:style-name="ce5" office:value-type="float" office:value="1549" calcext:value-type="float">
            <text:p>1,549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tican City</text:p>
          </table:table-cell>
          <table:table-cell table:style-name="ce5" office:value-type="float" office:value="825" calcext:value-type="float">
            <text:p>825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Cocos_(Keeling)_Islands" xlink:type="simple">Cocos (Keeling) Islands (Australia)</text:a></text:p>
          </table:table-cell>
          <table:table-cell table:style-name="ce5" office:value-type="float" office:value="593" calcext:value-type="float">
            <text:p>593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en.wikipedia.org/wiki/Demographics_of_the_Pitcairn_Islands" xlink:type="simple">Pitcairn Islands (United Kingdom)</text:a></text:p>
          </table:table-cell>
          <table:table-cell table:style-name="ce5" office:value-type="float" office:value="47" calcext:value-type="float">
            <text:p>47.00</text:p>
          </table:table-cell>
          <table:table-cell table:number-columns-repeated="1022"/>
        </table:table-row>
        <table:table-row table:style-name="ro1" table:number-rows-repeated="758">
          <table:table-cell/>
          <table:table-cell table:style-name="ce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4" meta:object-count="0"/>
    <meta:generator>LibreOfficeDev/6.0.5.2$Linux_X86_64 LibreOffice_project/</meta:generator>
  </office:meta>
</office:document-meta>
</file>